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40.38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23.23mm"/>
    </style:style>
    <style:style style:name="co5" style:family="table-column">
      <style:table-column-properties fo:break-before="auto" style:column-width="30.3mm"/>
    </style:style>
    <style:style style:name="co6" style:family="table-column">
      <style:table-column-properties fo:break-before="auto" style:column-width="29.2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30s Werte" table:style-name="ta1">
        <table:shapes>
          <draw:frame draw:z-index="0" draw:style-name="gr1" draw:text-style-name="P1" svg:width="159.94mm" svg:height="90.04mm" svg:x="239.5mm" svg:y="137.07mm">
            <loext:p/>
            <draw:object draw:notify-on-update-of-ranges="'30s Werte'.C36:'30s Werte'.G36 '30s Werte'.C37:'30s Werte'.G37 '30s Werte'.C36:'30s Werte'.G36 '30s Werte'.C38:'30s Werte'.G38 '30s Werte'.C36:'30s Werte'.G36 '30s Werte'.C39:'30s Werte'.G39 '30s Werte'.C36:'30s Werte'.G36 '30s Werte'.C40:'30s Werte'.G40 '30s Werte'.C36:'30s Werte'.G36 '30s Werte'.C41:'30s Werte'.G41 '30s Werte'.C36:'30s Werte'.G36 '30s Werte'.C42:'30s Werte'.G4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4mm" svg:height="90.05mm" svg:x="225.5mm" svg:y="111.3mm">
            <loext:p/>
            <draw:object draw:notify-on-update-of-ranges="'30s Werte'.C36:'30s Werte'.G36 '30s Werte'.C44:'30s Werte'.G44 '30s Werte'.C36:'30s Werte'.G36 '30s Werte'.C45:'30s Werte'.G45 '30s Werte'.C36:'30s Werte'.G36 '30s Werte'.C46:'30s Werte'.G46 '30s Werte'.C36:'30s Werte'.G36 '30s Werte'.C47:'30s Werte'.G47 '30s Werte'.C36:'30s Werte'.G36 '30s Werte'.C48:'30s Werte'.G48 '30s Werte'.C36:'30s Werte'.G36 '30s Werte'.C49:'30s Werte'.G4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90.31mm" svg:y="201.54mm">
            <loext:p/>
            <draw:object draw:notify-on-update-of-ranges="'30s Werte'.C36:'30s Werte'.G36 '30s Werte'.C51:'30s Werte'.G51 '30s Werte'.C36:'30s Werte'.G36 '30s Werte'.C52:'30s Werte'.G52 '30s Werte'.C36:'30s Werte'.G36 '30s Werte'.C53:'30s Werte'.G53 '30s Werte'.C36:'30s Werte'.G36 '30s Werte'.C54:'30s Werte'.G54 '30s Werte'.C36:'30s Werte'.G36 '30s Werte'.C55:'30s Werte'.G55 '30s Werte'.C36:'30s Werte'.G36 '30s Werte'.C56:'30s Werte'.G5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ce1" table:number-columns-repeated="2"/>
          <table:table-cell/>
          <table:table-cell office:value-type="string" calcext:value-type="string">
            <text:p>Abs Fehler</text:p>
          </table:table-cell>
          <table:table-cell office:value-type="string" calcext:value-type="string">
            <text:p>Rel Fehl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1111111111111" calcext:value-type="float">
            <text:p>0,111111111111111</text:p>
          </table:table-cell>
          <table:table-cell office:value-type="float" office:value="0.14346992" calcext:value-type="float">
            <text:p>0,14346992</text:p>
          </table:table-cell>
          <table:table-cell office:value-type="float" office:value="-0.08421143" calcext:value-type="float">
            <text:p>-0,08421143</text:p>
          </table:table-cell>
          <table:table-cell table:style-name="ce1" office:value-type="float" office:value="30.1764944" calcext:value-type="float">
            <text:p>3,02E+01</text:p>
          </table:table-cell>
          <table:table-cell table:style-name="ce1" office:value-type="float" office:value="0.00170227751" calcext:value-type="float">
            <text:p>1,70E-03</text:p>
          </table:table-cell>
          <table:table-cell/>
          <table:table-cell table:formula="of:=([.F2]-[.D2])" office:value-type="float" office:value="0.08591370751" calcext:value-type="float">
            <text:p>0,08591370751</text:p>
          </table:table-cell>
          <table:table-cell table:formula="of:= [.H2]/[.D2]" office:value-type="float" office:value="-1.02021432850624" calcext:value-type="float">
            <text:p>-1,020214328506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11111111111111" calcext:value-type="float">
            <text:p>0,111111111111111</text:p>
          </table:table-cell>
          <table:table-cell office:value-type="float" office:value="0.14346992" calcext:value-type="float">
            <text:p>0,14346992</text:p>
          </table:table-cell>
          <table:table-cell office:value-type="float" office:value="-0.08421143" calcext:value-type="float">
            <text:p>-0,08421143</text:p>
          </table:table-cell>
          <table:table-cell office:value-type="float" office:value="30.44692971" calcext:value-type="float">
            <text:p>30,44692971</text:p>
          </table:table-cell>
          <table:table-cell office:value-type="float" office:value="-0.03314229" calcext:value-type="float">
            <text:p>-0,03314229</text:p>
          </table:table-cell>
          <table:table-cell/>
          <table:table-cell table:formula="of:=([.F3]-[.D3])" office:value-type="float" office:value="0.05106914" calcext:value-type="float">
            <text:p>0,05106914</text:p>
          </table:table-cell>
          <table:table-cell table:formula="of:= [.H3]/[.D3]" office:value-type="float" office:value="-0.606439529645798" calcext:value-type="float">
            <text:p>-0,6064395296457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11111111111111" calcext:value-type="float">
            <text:p>0,111111111111111</text:p>
          </table:table-cell>
          <table:table-cell office:value-type="float" office:value="0.13298723" calcext:value-type="float">
            <text:p>0,13298723</text:p>
          </table:table-cell>
          <table:table-cell office:value-type="float" office:value="-0.08332006" calcext:value-type="float">
            <text:p>-0,08332006</text:p>
          </table:table-cell>
          <table:table-cell office:value-type="float" office:value="30.14494306" calcext:value-type="float">
            <text:p>30,14494306</text:p>
          </table:table-cell>
          <table:table-cell office:value-type="float" office:value="-0.14675052" calcext:value-type="float">
            <text:p>-0,14675052</text:p>
          </table:table-cell>
          <table:table-cell/>
          <table:table-cell table:formula="of:=([.F4]-[.D4])" office:value-type="float" office:value="-0.06343046" calcext:value-type="float">
            <text:p>-0,06343046</text:p>
          </table:table-cell>
          <table:table-cell table:formula="of:= [.H4]/[.D4]" office:value-type="float" office:value="0.761286777757961" calcext:value-type="float">
            <text:p>0,7612867777579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11111111111111" calcext:value-type="float">
            <text:p>0,111111111111111</text:p>
          </table:table-cell>
          <table:table-cell office:value-type="float" office:value="0.13040467" calcext:value-type="float">
            <text:p>0,13040467</text:p>
          </table:table-cell>
          <table:table-cell office:value-type="float" office:value="-0.0851898" calcext:value-type="float">
            <text:p>-0,0851898</text:p>
          </table:table-cell>
          <table:table-cell office:value-type="float" office:value="30.09327579" calcext:value-type="float">
            <text:p>30,09327579</text:p>
          </table:table-cell>
          <table:table-cell office:value-type="float" office:value="-0.44140297" calcext:value-type="float">
            <text:p>-0,44140297</text:p>
          </table:table-cell>
          <table:table-cell/>
          <table:table-cell table:formula="of:=([.F5]-[.D5])" office:value-type="float" office:value="-0.35621317" calcext:value-type="float">
            <text:p>-0,35621317</text:p>
          </table:table-cell>
          <table:table-cell table:formula="of:= [.H5]/[.D5]" office:value-type="float" office:value="4.18140634207382" calcext:value-type="float">
            <text:p>4,181406342073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11111111111111" calcext:value-type="float">
            <text:p>0,111111111111111</text:p>
          </table:table-cell>
          <table:table-cell office:value-type="float" office:value="0.13065074" calcext:value-type="float">
            <text:p>0,13065074</text:p>
          </table:table-cell>
          <table:table-cell office:value-type="float" office:value="-0.08563323" calcext:value-type="float">
            <text:p>-0,08563323</text:p>
          </table:table-cell>
          <table:table-cell office:value-type="float" office:value="30.03333254" calcext:value-type="float">
            <text:p>30,03333254</text:p>
          </table:table-cell>
          <table:table-cell office:value-type="float" office:value="-0.43841103" calcext:value-type="float">
            <text:p>-0,43841103</text:p>
          </table:table-cell>
          <table:table-cell/>
          <table:table-cell table:formula="of:=([.F6]-[.D6])" office:value-type="float" office:value="-0.3527778" calcext:value-type="float">
            <text:p>-0,3527778</text:p>
          </table:table-cell>
          <table:table-cell table:formula="of:= [.H6]/[.D6]" office:value-type="float" office:value="4.11963673447796" calcext:value-type="float">
            <text:p>4,119636734477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11111111111111" calcext:value-type="float">
            <text:p>0,111111111111111</text:p>
          </table:table-cell>
          <table:table-cell office:value-type="float" office:value="0.13065074" calcext:value-type="float">
            <text:p>0,13065074</text:p>
          </table:table-cell>
          <table:table-cell office:value-type="float" office:value="-0.08563323" calcext:value-type="float">
            <text:p>-0,08563323</text:p>
          </table:table-cell>
          <table:table-cell office:value-type="float" office:value="30.03333254" calcext:value-type="float">
            <text:p>30,03333254</text:p>
          </table:table-cell>
          <table:table-cell office:value-type="float" office:value="-0.43841103" calcext:value-type="float">
            <text:p>-0,43841103</text:p>
          </table:table-cell>
          <table:table-cell/>
          <table:table-cell table:formula="of:=([.F7]-[.D7])" office:value-type="float" office:value="-0.3527778" calcext:value-type="float">
            <text:p>-0,3527778</text:p>
          </table:table-cell>
          <table:table-cell table:formula="of:= [.H7]/[.D7]" office:value-type="float" office:value="4.11963673447796" calcext:value-type="float">
            <text:p>4,119636734477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26315789473684" calcext:value-type="float">
            <text:p>0,052631578947368</text:p>
          </table:table-cell>
          <table:table-cell office:value-type="float" office:value="0.05395231" calcext:value-type="float">
            <text:p>0,05395231</text:p>
          </table:table-cell>
          <table:table-cell office:value-type="float" office:value="-0.08914742" calcext:value-type="float">
            <text:p>-0,08914742</text:p>
          </table:table-cell>
          <table:table-cell table:style-name="ce1" office:value-type="float" office:value="30.2466759" calcext:value-type="float">
            <text:p>3,02E+01</text:p>
          </table:table-cell>
          <table:table-cell table:style-name="ce1" office:value-type="float" office:value="-0.0236124235" calcext:value-type="float">
            <text:p>-2,36E-02</text:p>
          </table:table-cell>
          <table:table-cell/>
          <table:table-cell table:formula="of:=([.F8]-[.D8])" office:value-type="float" office:value="0.0655349965" calcext:value-type="float">
            <text:p>0,0655349965</text:p>
          </table:table-cell>
          <table:table-cell table:formula="of:= [.H8]/[.D8]" office:value-type="float" office:value="-0.735130601648371" calcext:value-type="float">
            <text:p>-0,7351306016483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26315789473684" calcext:value-type="float">
            <text:p>0,052631578947368</text:p>
          </table:table-cell>
          <table:table-cell office:value-type="float" office:value="0.05395231" calcext:value-type="float">
            <text:p>0,05395231</text:p>
          </table:table-cell>
          <table:table-cell office:value-type="float" office:value="-0.08914742" calcext:value-type="float">
            <text:p>-0,08914742</text:p>
          </table:table-cell>
          <table:table-cell office:value-type="float" office:value="30.06025209" calcext:value-type="float">
            <text:p>30,06025209</text:p>
          </table:table-cell>
          <table:table-cell office:value-type="float" office:value="-0.11839949" calcext:value-type="float">
            <text:p>-0,11839949</text:p>
          </table:table-cell>
          <table:table-cell/>
          <table:table-cell table:formula="of:=([.F9]-[.D9])" office:value-type="float" office:value="-0.02925207" calcext:value-type="float">
            <text:p>-0,02925207</text:p>
          </table:table-cell>
          <table:table-cell table:formula="of:= [.H9]/[.D9]" office:value-type="float" office:value="0.328131425452357" calcext:value-type="float">
            <text:p>0,3281314254523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26315789473684" calcext:value-type="float">
            <text:p>0,052631578947368</text:p>
          </table:table-cell>
          <table:table-cell office:value-type="float" office:value="0.05316867" calcext:value-type="float">
            <text:p>0,05316867</text:p>
          </table:table-cell>
          <table:table-cell office:value-type="float" office:value="-0.08400538" calcext:value-type="float">
            <text:p>-0,08400538</text:p>
          </table:table-cell>
          <table:table-cell table:style-name="ce1" office:value-type="float" office:value="30.0319268" calcext:value-type="float">
            <text:p>3,00E+01</text:p>
          </table:table-cell>
          <table:table-cell table:style-name="ce1" office:value-type="float" office:value="0.0135242053" calcext:value-type="float">
            <text:p>1,35E-02</text:p>
          </table:table-cell>
          <table:table-cell/>
          <table:table-cell table:formula="of:=([.F10]-[.D10])" office:value-type="float" office:value="0.0975295853" calcext:value-type="float">
            <text:p>0,0975295853</text:p>
          </table:table-cell>
          <table:table-cell table:formula="of:= [.H10]/[.D10]" office:value-type="float" office:value="-1.16099213288482" calcext:value-type="float">
            <text:p>-1,160992132884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26315789473684" calcext:value-type="float">
            <text:p>0,052631578947368</text:p>
          </table:table-cell>
          <table:table-cell office:value-type="float" office:value="0.05316121" calcext:value-type="float">
            <text:p>0,05316121</text:p>
          </table:table-cell>
          <table:table-cell office:value-type="float" office:value="-0.08330127" calcext:value-type="float">
            <text:p>-0,08330127</text:p>
          </table:table-cell>
          <table:table-cell office:value-type="float" office:value="30.01386507" calcext:value-type="float">
            <text:p>30,01386507</text:p>
          </table:table-cell>
          <table:table-cell office:value-type="float" office:value="0.09342903" calcext:value-type="float">
            <text:p>0,09342903</text:p>
          </table:table-cell>
          <table:table-cell/>
          <table:table-cell table:formula="of:=([.F11]-[.D11])" office:value-type="float" office:value="0.1767303" calcext:value-type="float">
            <text:p>0,1767303</text:p>
          </table:table-cell>
          <table:table-cell table:formula="of:= [.H11]/[.D11]" office:value-type="float" office:value="-2.12157989908197" calcext:value-type="float">
            <text:p>-2,121579899081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26315789473684" calcext:value-type="float">
            <text:p>0,052631578947368</text:p>
          </table:table-cell>
          <table:table-cell office:value-type="float" office:value="0.05317958" calcext:value-type="float">
            <text:p>0,05317958</text:p>
          </table:table-cell>
          <table:table-cell office:value-type="float" office:value="-0.08339098" calcext:value-type="float">
            <text:p>-0,08339098</text:p>
          </table:table-cell>
          <table:table-cell office:value-type="float" office:value="30.02610008" calcext:value-type="float">
            <text:p>30,02610008</text:p>
          </table:table-cell>
          <table:table-cell office:value-type="float" office:value="0.13500256" calcext:value-type="float">
            <text:p>0,13500256</text:p>
          </table:table-cell>
          <table:table-cell/>
          <table:table-cell table:formula="of:=([.F12]-[.D12])" office:value-type="float" office:value="0.21839354" calcext:value-type="float">
            <text:p>0,21839354</text:p>
          </table:table-cell>
          <table:table-cell table:formula="of:= [.H12]/[.D12]" office:value-type="float" office:value="-2.6189108222496" calcext:value-type="float">
            <text:p>-2,61891082224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526315789473684" calcext:value-type="float">
            <text:p>0,052631578947368</text:p>
          </table:table-cell>
          <table:table-cell office:value-type="float" office:value="0.05319071" calcext:value-type="float">
            <text:p>0,05319071</text:p>
          </table:table-cell>
          <table:table-cell office:value-type="float" office:value="-0.08345036" calcext:value-type="float">
            <text:p>-0,08345036</text:p>
          </table:table-cell>
          <table:table-cell office:value-type="float" office:value="30.03103436" calcext:value-type="float">
            <text:p>30,03103436</text:p>
          </table:table-cell>
          <table:table-cell office:value-type="float" office:value="0.05917643" calcext:value-type="float">
            <text:p>0,05917643</text:p>
          </table:table-cell>
          <table:table-cell/>
          <table:table-cell table:formula="of:=([.F13]-[.D13])" office:value-type="float" office:value="0.14262679" calcext:value-type="float">
            <text:p>0,14262679</text:p>
          </table:table-cell>
          <table:table-cell table:formula="of:= [.H13]/[.D13]" office:value-type="float" office:value="-1.70912132673843" calcext:value-type="float">
            <text:p>-1,709121326738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44827586206897" calcext:value-type="float">
            <text:p>0,03448275862069</text:p>
          </table:table-cell>
          <table:table-cell office:value-type="float" office:value="0.03392684" calcext:value-type="float">
            <text:p>0,03392684</text:p>
          </table:table-cell>
          <table:table-cell office:value-type="float" office:value="-0.09014796" calcext:value-type="float">
            <text:p>-0,09014796</text:p>
          </table:table-cell>
          <table:table-cell table:style-name="ce1" office:value-type="float" office:value="30.1610254" calcext:value-type="float">
            <text:p>3,02E+01</text:p>
          </table:table-cell>
          <table:table-cell table:style-name="ce1" office:value-type="float" office:value="0.00247085359" calcext:value-type="float">
            <text:p>2,47E-03</text:p>
          </table:table-cell>
          <table:table-cell/>
          <table:table-cell table:formula="of:=([.F14]-[.D14])" office:value-type="float" office:value="0.09261881359" calcext:value-type="float">
            <text:p>0,09261881359</text:p>
          </table:table-cell>
          <table:table-cell table:formula="of:= [.H14]/[.D14]" office:value-type="float" office:value="-1.0274088685978" calcext:value-type="float">
            <text:p>-1,02740886859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344827586206897" calcext:value-type="float">
            <text:p>0,03448275862069</text:p>
          </table:table-cell>
          <table:table-cell office:value-type="float" office:value="0.03392684" calcext:value-type="float">
            <text:p>0,03392684</text:p>
          </table:table-cell>
          <table:table-cell office:value-type="float" office:value="-0.09014796" calcext:value-type="float">
            <text:p>-0,09014796</text:p>
          </table:table-cell>
          <table:table-cell office:value-type="float" office:value="30.01287185" calcext:value-type="float">
            <text:p>30,01287185</text:p>
          </table:table-cell>
          <table:table-cell office:value-type="float" office:value="-0.14484638" calcext:value-type="float">
            <text:p>-0,14484638</text:p>
          </table:table-cell>
          <table:table-cell/>
          <table:table-cell table:formula="of:=([.F15]-[.D15])" office:value-type="float" office:value="-0.05469842" calcext:value-type="float">
            <text:p>-0,05469842</text:p>
          </table:table-cell>
          <table:table-cell table:formula="of:= [.H15]/[.D15]" office:value-type="float" office:value="0.606762704336293" calcext:value-type="float">
            <text:p>0,6067627043362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44827586206897" calcext:value-type="float">
            <text:p>0,03448275862069</text:p>
          </table:table-cell>
          <table:table-cell office:value-type="float" office:value="0.03373769" calcext:value-type="float">
            <text:p>0,03373769</text:p>
          </table:table-cell>
          <table:table-cell office:value-type="float" office:value="-0.08877081" calcext:value-type="float">
            <text:p>-0,08877081</text:p>
          </table:table-cell>
          <table:table-cell office:value-type="float" office:value="30.00476992" calcext:value-type="float">
            <text:p>30,00476992</text:p>
          </table:table-cell>
          <table:table-cell office:value-type="float" office:value="-0.19130703" calcext:value-type="float">
            <text:p>-0,19130703</text:p>
          </table:table-cell>
          <table:table-cell/>
          <table:table-cell table:formula="of:=([.F16]-[.D16])" office:value-type="float" office:value="-0.10253622" calcext:value-type="float">
            <text:p>-0,10253622</text:p>
          </table:table-cell>
          <table:table-cell table:formula="of:= [.H16]/[.D16]" office:value-type="float" office:value="1.15506685136702" calcext:value-type="float">
            <text:p>1,155066851367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344827586206897" calcext:value-type="float">
            <text:p>0,03448275862069</text:p>
          </table:table-cell>
          <table:table-cell office:value-type="float" office:value="0.03374113" calcext:value-type="float">
            <text:p>0,03374113</text:p>
          </table:table-cell>
          <table:table-cell office:value-type="float" office:value="-0.08862659" calcext:value-type="float">
            <text:p>-0,08862659</text:p>
          </table:table-cell>
          <table:table-cell office:value-type="float" office:value="30.00378729" calcext:value-type="float">
            <text:p>30,00378729</text:p>
          </table:table-cell>
          <table:table-cell office:value-type="float" office:value="-0.12490329" calcext:value-type="float">
            <text:p>-0,12490329</text:p>
          </table:table-cell>
          <table:table-cell/>
          <table:table-cell table:formula="of:=([.F17]-[.D17])" office:value-type="float" office:value="-0.0362767" calcext:value-type="float">
            <text:p>-0,0362767</text:p>
          </table:table-cell>
          <table:table-cell table:formula="of:= [.H17]/[.D17]" office:value-type="float" office:value="0.409320724175442" calcext:value-type="float">
            <text:p>0,4093207241754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344827586206897" calcext:value-type="float">
            <text:p>0,03448275862069</text:p>
          </table:table-cell>
          <table:table-cell office:value-type="float" office:value="0.03374256" calcext:value-type="float">
            <text:p>0,03374256</text:p>
          </table:table-cell>
          <table:table-cell office:value-type="float" office:value="-0.08859983" calcext:value-type="float">
            <text:p>-0,08859983</text:p>
          </table:table-cell>
          <table:table-cell office:value-type="float" office:value="30.00411861" calcext:value-type="float">
            <text:p>30,00411861</text:p>
          </table:table-cell>
          <table:table-cell office:value-type="float" office:value="-0.06616219" calcext:value-type="float">
            <text:p>-0,06616219</text:p>
          </table:table-cell>
          <table:table-cell/>
          <table:table-cell table:formula="of:=([.F18]-[.D18])" office:value-type="float" office:value="0.02243764" calcext:value-type="float">
            <text:p>0,02243764</text:p>
          </table:table-cell>
          <table:table-cell table:formula="of:= [.H18]/[.D18]" office:value-type="float" office:value="-0.253246987042752" calcext:value-type="float">
            <text:p>-0,2532469870427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344827586206897" calcext:value-type="float">
            <text:p>0,03448275862069</text:p>
          </table:table-cell>
          <table:table-cell office:value-type="float" office:value="0.0337429" calcext:value-type="float">
            <text:p>0,0337429</text:p>
          </table:table-cell>
          <table:table-cell office:value-type="float" office:value="-0.08859834" calcext:value-type="float">
            <text:p>-0,08859834</text:p>
          </table:table-cell>
          <table:table-cell office:value-type="float" office:value="30.0247708" calcext:value-type="float">
            <text:p>30,0247708</text:p>
          </table:table-cell>
          <table:table-cell office:value-type="float" office:value="-0.07532946" calcext:value-type="float">
            <text:p>-0,07532946</text:p>
          </table:table-cell>
          <table:table-cell/>
          <table:table-cell table:formula="of:=([.F19]-[.D19])" office:value-type="float" office:value="0.01326888" calcext:value-type="float">
            <text:p>0,01326888</text:p>
          </table:table-cell>
          <table:table-cell table:formula="of:= [.H19]/[.D19]" office:value-type="float" office:value="-0.149764431252324" calcext:value-type="float">
            <text:p>-0,1497644312523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56410256410256" calcext:value-type="float">
            <text:p>0,025641025641026</text:p>
          </table:table-cell>
          <table:table-cell office:value-type="float" office:value="0.0247868" calcext:value-type="float">
            <text:p>0,0247868</text:p>
          </table:table-cell>
          <table:table-cell office:value-type="float" office:value="-0.09049386" calcext:value-type="float">
            <text:p>-0,09049386</text:p>
          </table:table-cell>
          <table:table-cell table:style-name="ce1" office:value-type="float" office:value="30.0168044" calcext:value-type="float">
            <text:p>3,00E+01</text:p>
          </table:table-cell>
          <table:table-cell table:style-name="ce1" office:value-type="float" office:value="-0.00913605513" calcext:value-type="float">
            <text:p>-9,14E-03</text:p>
          </table:table-cell>
          <table:table-cell/>
          <table:table-cell table:formula="of:=([.F20]-[.D20])" office:value-type="float" office:value="0.08135780487" calcext:value-type="float">
            <text:p>0,08135780487</text:p>
          </table:table-cell>
          <table:table-cell table:formula="of:= [.H20]/[.D20]" office:value-type="float" office:value="-0.899042265077432" calcext:value-type="float">
            <text:p>-0,8990422650774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56410256410256" calcext:value-type="float">
            <text:p>0,025641025641026</text:p>
          </table:table-cell>
          <table:table-cell office:value-type="float" office:value="0.0247868" calcext:value-type="float">
            <text:p>0,0247868</text:p>
          </table:table-cell>
          <table:table-cell office:value-type="float" office:value="-0.09049386" calcext:value-type="float">
            <text:p>-0,09049386</text:p>
          </table:table-cell>
          <table:table-cell office:value-type="float" office:value="30.01883683" calcext:value-type="float">
            <text:p>30,01883683</text:p>
          </table:table-cell>
          <table:table-cell office:value-type="float" office:value="-0.13598291" calcext:value-type="float">
            <text:p>-0,13598291</text:p>
          </table:table-cell>
          <table:table-cell/>
          <table:table-cell table:formula="of:=([.F21]-[.D21])" office:value-type="float" office:value="-0.04548905" calcext:value-type="float">
            <text:p>-0,04548905</text:p>
          </table:table-cell>
          <table:table-cell table:formula="of:= [.H21]/[.D21]" office:value-type="float" office:value="0.50267554063889" calcext:value-type="float">
            <text:p>0,502675540638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56410256410256" calcext:value-type="float">
            <text:p>0,025641025641026</text:p>
          </table:table-cell>
          <table:table-cell office:value-type="float" office:value="0.02471335" calcext:value-type="float">
            <text:p>0,02471335</text:p>
          </table:table-cell>
          <table:table-cell office:value-type="float" office:value="-0.09003519" calcext:value-type="float">
            <text:p>-0,09003519</text:p>
          </table:table-cell>
          <table:table-cell office:value-type="float" office:value="30.01714884" calcext:value-type="float">
            <text:p>30,01714884</text:p>
          </table:table-cell>
          <table:table-cell office:value-type="float" office:value="-0.14859134" calcext:value-type="float">
            <text:p>-0,14859134</text:p>
          </table:table-cell>
          <table:table-cell/>
          <table:table-cell table:formula="of:=([.F22]-[.D22])" office:value-type="float" office:value="-0.05855615" calcext:value-type="float">
            <text:p>-0,05855615</text:p>
          </table:table-cell>
          <table:table-cell table:formula="of:= [.H22]/[.D22]" office:value-type="float" office:value="0.650369594377487" calcext:value-type="float">
            <text:p>0,6503695943774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56410256410256" calcext:value-type="float">
            <text:p>0,025641025641026</text:p>
          </table:table-cell>
          <table:table-cell office:value-type="float" office:value="0.02471465" calcext:value-type="float">
            <text:p>0,02471465</text:p>
          </table:table-cell>
          <table:table-cell office:value-type="float" office:value="-0.09002045" calcext:value-type="float">
            <text:p>-0,09002045</text:p>
          </table:table-cell>
          <table:table-cell office:value-type="float" office:value="30.00257366" calcext:value-type="float">
            <text:p>30,00257366</text:p>
          </table:table-cell>
          <table:table-cell office:value-type="float" office:value="-0.15231022" calcext:value-type="float">
            <text:p>-0,15231022</text:p>
          </table:table-cell>
          <table:table-cell/>
          <table:table-cell table:formula="of:=([.F23]-[.D23])" office:value-type="float" office:value="-0.06228977" calcext:value-type="float">
            <text:p>-0,06228977</text:p>
          </table:table-cell>
          <table:table-cell table:formula="of:= [.H23]/[.D23]" office:value-type="float" office:value="0.691951328836948" calcext:value-type="float">
            <text:p>0,6919513288369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256410256410256" calcext:value-type="float">
            <text:p>0,025641025641026</text:p>
          </table:table-cell>
          <table:table-cell office:value-type="float" office:value="0.02471488" calcext:value-type="float">
            <text:p>0,02471488</text:p>
          </table:table-cell>
          <table:table-cell office:value-type="float" office:value="-0.09001649" calcext:value-type="float">
            <text:p>-0,09001649</text:p>
          </table:table-cell>
          <table:table-cell office:value-type="float" office:value="30.00285386" calcext:value-type="float">
            <text:p>30,00285386</text:p>
          </table:table-cell>
          <table:table-cell office:value-type="float" office:value="-0.14836834" calcext:value-type="float">
            <text:p>-0,14836834</text:p>
          </table:table-cell>
          <table:table-cell/>
          <table:table-cell table:formula="of:=([.F24]-[.D24])" office:value-type="float" office:value="-0.05835185" calcext:value-type="float">
            <text:p>-0,05835185</text:p>
          </table:table-cell>
          <table:table-cell table:formula="of:= [.H24]/[.D24]" office:value-type="float" office:value="0.648235117810081" calcext:value-type="float">
            <text:p>0,6482351178100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56410256410256" calcext:value-type="float">
            <text:p>0,025641025641026</text:p>
          </table:table-cell>
          <table:table-cell office:value-type="float" office:value="0.0247149" calcext:value-type="float">
            <text:p>0,0247149</text:p>
          </table:table-cell>
          <table:table-cell office:value-type="float" office:value="-0.09001601" calcext:value-type="float">
            <text:p>-0,09001601</text:p>
          </table:table-cell>
          <table:table-cell office:value-type="float" office:value="30.00456035" calcext:value-type="float">
            <text:p>30,00456035</text:p>
          </table:table-cell>
          <table:table-cell office:value-type="float" office:value="-0.15175736" calcext:value-type="float">
            <text:p>-0,15175736</text:p>
          </table:table-cell>
          <table:table-cell/>
          <table:table-cell table:formula="of:=([.F25]-[.D25])" office:value-type="float" office:value="-0.06174135" calcext:value-type="float">
            <text:p>-0,06174135</text:p>
          </table:table-cell>
          <table:table-cell table:formula="of:= [.H25]/[.D25]" office:value-type="float" office:value="0.6858929872586" calcext:value-type="float">
            <text:p>0,68589298725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04081632653061" calcext:value-type="float">
            <text:p>0,020408163265306</text:p>
          </table:table-cell>
          <table:table-cell office:value-type="float" office:value="0.01966587" calcext:value-type="float">
            <text:p>0,01966587</text:p>
          </table:table-cell>
          <table:table-cell office:value-type="float" office:value="-0.09065216" calcext:value-type="float">
            <text:p>-0,09065216</text:p>
          </table:table-cell>
          <table:table-cell table:style-name="ce1" office:value-type="float" office:value="30.0182559" calcext:value-type="float">
            <text:p>3,00E+01</text:p>
          </table:table-cell>
          <table:table-cell table:style-name="ce1" office:value-type="float" office:value="-0.00484871488" calcext:value-type="float">
            <text:p>-4,85E-03</text:p>
          </table:table-cell>
          <table:table-cell/>
          <table:table-cell table:formula="of:=([.F26]-[.D26])" office:value-type="float" office:value="0.08580344512" calcext:value-type="float">
            <text:p>0,08580344512</text:p>
          </table:table-cell>
          <table:table-cell table:formula="of:= [.H26]/[.D26]" office:value-type="float" office:value="-0.946512969133885" calcext:value-type="float">
            <text:p>-0,9465129691338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04081632653061" calcext:value-type="float">
            <text:p>0,020408163265306</text:p>
          </table:table-cell>
          <table:table-cell office:value-type="float" office:value="0.01966587" calcext:value-type="float">
            <text:p>0,01966587</text:p>
          </table:table-cell>
          <table:table-cell office:value-type="float" office:value="-0.09065216" calcext:value-type="float">
            <text:p>-0,09065216</text:p>
          </table:table-cell>
          <table:table-cell office:value-type="float" office:value="30.01535542" calcext:value-type="float">
            <text:p>30,01535542</text:p>
          </table:table-cell>
          <table:table-cell office:value-type="float" office:value="-0.11763665" calcext:value-type="float">
            <text:p>-0,11763665</text:p>
          </table:table-cell>
          <table:table-cell/>
          <table:table-cell table:formula="of:=([.F27]-[.D27])" office:value-type="float" office:value="-0.02698449" calcext:value-type="float">
            <text:p>-0,02698449</text:p>
          </table:table-cell>
          <table:table-cell table:formula="of:= [.H27]/[.D27]" office:value-type="float" office:value="0.297670678779193" calcext:value-type="float">
            <text:p>0,2976706787791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04081632653061" calcext:value-type="float">
            <text:p>0,020408163265306</text:p>
          </table:table-cell>
          <table:table-cell office:value-type="float" office:value="0.01962969" calcext:value-type="float">
            <text:p>0,01962969</text:p>
          </table:table-cell>
          <table:table-cell office:value-type="float" office:value="-0.09046968" calcext:value-type="float">
            <text:p>-0,09046968</text:p>
          </table:table-cell>
          <table:table-cell office:value-type="float" office:value="30.0022933" calcext:value-type="float">
            <text:p>30,0022933</text:p>
          </table:table-cell>
          <table:table-cell office:value-type="float" office:value="-0.17779497" calcext:value-type="float">
            <text:p>-0,17779497</text:p>
          </table:table-cell>
          <table:table-cell/>
          <table:table-cell table:formula="of:=([.F28]-[.D28])" office:value-type="float" office:value="-0.08732529" calcext:value-type="float">
            <text:p>-0,08732529</text:p>
          </table:table-cell>
          <table:table-cell table:formula="of:= [.H28]/[.D28]" office:value-type="float" office:value="0.965243714800362" calcext:value-type="float">
            <text:p>0,9652437148003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04081632653061" calcext:value-type="float">
            <text:p>0,020408163265306</text:p>
          </table:table-cell>
          <table:table-cell office:value-type="float" office:value="0.01963019" calcext:value-type="float">
            <text:p>0,01963019</text:p>
          </table:table-cell>
          <table:table-cell office:value-type="float" office:value="-0.09047283" calcext:value-type="float">
            <text:p>-0,09047283</text:p>
          </table:table-cell>
          <table:table-cell office:value-type="float" office:value="30.02365102" calcext:value-type="float">
            <text:p>30,02365102</text:p>
          </table:table-cell>
          <table:table-cell office:value-type="float" office:value="-0.18532497" calcext:value-type="float">
            <text:p>-0,18532497</text:p>
          </table:table-cell>
          <table:table-cell/>
          <table:table-cell table:formula="of:=([.F29]-[.D29])" office:value-type="float" office:value="-0.09485214" calcext:value-type="float">
            <text:p>-0,09485214</text:p>
          </table:table-cell>
          <table:table-cell table:formula="of:= [.H29]/[.D29]" office:value-type="float" office:value="1.04840469785238" calcext:value-type="float">
            <text:p>1,048404697852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204081632653061" calcext:value-type="float">
            <text:p>0,020408163265306</text:p>
          </table:table-cell>
          <table:table-cell office:value-type="float" office:value="0.01963025" calcext:value-type="float">
            <text:p>0,01963025</text:p>
          </table:table-cell>
          <table:table-cell office:value-type="float" office:value="-0.09047229" calcext:value-type="float">
            <text:p>-0,09047229</text:p>
          </table:table-cell>
          <table:table-cell office:value-type="float" office:value="30.00527742" calcext:value-type="float">
            <text:p>30,00527742</text:p>
          </table:table-cell>
          <table:table-cell office:value-type="float" office:value="-0.17959393" calcext:value-type="float">
            <text:p>-0,17959393</text:p>
          </table:table-cell>
          <table:table-cell/>
          <table:table-cell table:formula="of:=([.F30]-[.D30])" office:value-type="float" office:value="-0.08912164" calcext:value-type="float">
            <text:p>-0,08912164</text:p>
          </table:table-cell>
          <table:table-cell table:formula="of:= [.H30]/[.D30]" office:value-type="float" office:value="0.985071119566002" calcext:value-type="float">
            <text:p>0,9850711195660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04081632653061" calcext:value-type="float">
            <text:p>0,020408163265306</text:p>
          </table:table-cell>
          <table:table-cell office:value-type="float" office:value="0.01963025" calcext:value-type="float">
            <text:p>0,01963025</text:p>
          </table:table-cell>
          <table:table-cell office:value-type="float" office:value="-0.09047224" calcext:value-type="float">
            <text:p>-0,09047224</text:p>
          </table:table-cell>
          <table:table-cell office:value-type="float" office:value="30.00704055" calcext:value-type="float">
            <text:p>30,00704055</text:p>
          </table:table-cell>
          <table:table-cell office:value-type="float" office:value="-0.16881264" calcext:value-type="float">
            <text:p>-0,16881264</text:p>
          </table:table-cell>
          <table:table-cell/>
          <table:table-cell table:formula="of:=([.F31]-[.D31])" office:value-type="float" office:value="-0.0783404" calcext:value-type="float">
            <text:p>-0,0783404</text:p>
          </table:table-cell>
          <table:table-cell table:formula="of:= [.H31]/[.D31]" office:value-type="float" office:value="0.865905387111008" calcext:value-type="float">
            <text:p>0,865905387111008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office:value-type="float" office:value="0.111111111111111" calcext:value-type="float">
            <text:p>0,111111111111111</text:p>
          </table:table-cell>
          <table:table-cell office:value-type="float" office:value="0.0526315789473684" calcext:value-type="float">
            <text:p>0,052631578947368</text:p>
          </table:table-cell>
          <table:table-cell office:value-type="float" office:value="0.0344827586206897" calcext:value-type="float">
            <text:p>0,03448275862069</text:p>
          </table:table-cell>
          <table:table-cell office:value-type="float" office:value="0.0256410256410256" calcext:value-type="float">
            <text:p>0,025641025641026</text:p>
          </table:table-cell>
          <table:table-cell office:value-type="float" office:value="0.0204081632653061" calcext:value-type="float">
            <text:p>0,0204081632653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08591370751" calcext:value-type="float">
            <text:p>0,08591370751</text:p>
          </table:table-cell>
          <table:table-cell office:value-type="float" office:value="0.0655349965" calcext:value-type="float">
            <text:p>0,0655349965</text:p>
          </table:table-cell>
          <table:table-cell office:value-type="float" office:value="0.09261881359" calcext:value-type="float">
            <text:p>0,09261881359</text:p>
          </table:table-cell>
          <table:table-cell office:value-type="float" office:value="0.08135780487" calcext:value-type="float">
            <text:p>0,08135780487</text:p>
          </table:table-cell>
          <table:table-cell office:value-type="float" office:value="0.08580344512" calcext:value-type="float">
            <text:p>0,085803445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05106914" calcext:value-type="float">
            <text:p>0,05106914</text:p>
          </table:table-cell>
          <table:table-cell office:value-type="float" office:value="-0.02925207" calcext:value-type="float">
            <text:p>-0,02925207</text:p>
          </table:table-cell>
          <table:table-cell office:value-type="float" office:value="-0.05469842" calcext:value-type="float">
            <text:p>-0,05469842</text:p>
          </table:table-cell>
          <table:table-cell office:value-type="float" office:value="-0.04548905" calcext:value-type="float">
            <text:p>-0,04548905</text:p>
          </table:table-cell>
          <table:table-cell office:value-type="float" office:value="-0.02698449" calcext:value-type="float">
            <text:p>-0,026984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-0.06343046" calcext:value-type="float">
            <text:p>-0,06343046</text:p>
          </table:table-cell>
          <table:table-cell office:value-type="float" office:value="0.0975295853" calcext:value-type="float">
            <text:p>0,0975295853</text:p>
          </table:table-cell>
          <table:table-cell office:value-type="float" office:value="-0.10253622" calcext:value-type="float">
            <text:p>-0,10253622</text:p>
          </table:table-cell>
          <table:table-cell office:value-type="float" office:value="-0.05855615" calcext:value-type="float">
            <text:p>-0,05855615</text:p>
          </table:table-cell>
          <table:table-cell office:value-type="float" office:value="-0.08732529" calcext:value-type="float">
            <text:p>-0,087325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-0.35621317" calcext:value-type="float">
            <text:p>-0,35621317</text:p>
          </table:table-cell>
          <table:table-cell office:value-type="float" office:value="0.1767303" calcext:value-type="float">
            <text:p>0,1767303</text:p>
          </table:table-cell>
          <table:table-cell office:value-type="float" office:value="-0.0362767" calcext:value-type="float">
            <text:p>-0,0362767</text:p>
          </table:table-cell>
          <table:table-cell office:value-type="float" office:value="-0.06228977" calcext:value-type="float">
            <text:p>-0,06228977</text:p>
          </table:table-cell>
          <table:table-cell office:value-type="float" office:value="-0.09485214" calcext:value-type="float">
            <text:p>-0,094852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-0.3527778" calcext:value-type="float">
            <text:p>-0,3527778</text:p>
          </table:table-cell>
          <table:table-cell office:value-type="float" office:value="0.21839354" calcext:value-type="float">
            <text:p>0,21839354</text:p>
          </table:table-cell>
          <table:table-cell office:value-type="float" office:value="0.02243764" calcext:value-type="float">
            <text:p>0,02243764</text:p>
          </table:table-cell>
          <table:table-cell office:value-type="float" office:value="-0.05835185" calcext:value-type="float">
            <text:p>-0,05835185</text:p>
          </table:table-cell>
          <table:table-cell office:value-type="float" office:value="-0.08912164" calcext:value-type="float">
            <text:p>-0,089121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-0.3527778" calcext:value-type="float">
            <text:p>-0,3527778</text:p>
          </table:table-cell>
          <table:table-cell office:value-type="float" office:value="0.14262679" calcext:value-type="float">
            <text:p>0,14262679</text:p>
          </table:table-cell>
          <table:table-cell office:value-type="float" office:value="0.01326888" calcext:value-type="float">
            <text:p>0,01326888</text:p>
          </table:table-cell>
          <table:table-cell office:value-type="float" office:value="-0.06174135" calcext:value-type="float">
            <text:p>-0,06174135</text:p>
          </table:table-cell>
          <table:table-cell office:value-type="float" office:value="-0.0783404" calcext:value-type="float">
            <text:p>-0,0783404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float" office:value="-1.02021432850624" calcext:value-type="float">
            <text:p>-1,02021432850624</text:p>
          </table:table-cell>
          <table:table-cell office:value-type="float" office:value="-0.735130601648371" calcext:value-type="float">
            <text:p>-0,735130601648371</text:p>
          </table:table-cell>
          <table:table-cell office:value-type="float" office:value="-1.0274088685978" calcext:value-type="float">
            <text:p>-1,0274088685978</text:p>
          </table:table-cell>
          <table:table-cell office:value-type="float" office:value="-0.899042265077432" calcext:value-type="float">
            <text:p>-0,899042265077432</text:p>
          </table:table-cell>
          <table:table-cell office:value-type="float" office:value="-0.946512969133885" calcext:value-type="float">
            <text:p>-0,9465129691338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-0.606439529645798" calcext:value-type="float">
            <text:p>-0,606439529645798</text:p>
          </table:table-cell>
          <table:table-cell office:value-type="float" office:value="0.328131425452357" calcext:value-type="float">
            <text:p>0,328131425452357</text:p>
          </table:table-cell>
          <table:table-cell office:value-type="float" office:value="0.606762704336293" calcext:value-type="float">
            <text:p>0,606762704336293</text:p>
          </table:table-cell>
          <table:table-cell office:value-type="float" office:value="0.50267554063889" calcext:value-type="float">
            <text:p>0,50267554063889</text:p>
          </table:table-cell>
          <table:table-cell office:value-type="float" office:value="0.297670678779193" calcext:value-type="float">
            <text:p>0,2976706787791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761286777757961" calcext:value-type="float">
            <text:p>0,761286777757961</text:p>
          </table:table-cell>
          <table:table-cell office:value-type="float" office:value="-1.16099213288482" calcext:value-type="float">
            <text:p>-1,16099213288482</text:p>
          </table:table-cell>
          <table:table-cell office:value-type="float" office:value="1.15506685136702" calcext:value-type="float">
            <text:p>1,15506685136702</text:p>
          </table:table-cell>
          <table:table-cell office:value-type="float" office:value="0.650369594377487" calcext:value-type="float">
            <text:p>0,650369594377487</text:p>
          </table:table-cell>
          <table:table-cell office:value-type="float" office:value="0.965243714800362" calcext:value-type="float">
            <text:p>0,9652437148003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.18140634207382" calcext:value-type="float">
            <text:p>4,18140634207382</text:p>
          </table:table-cell>
          <table:table-cell office:value-type="float" office:value="-2.12157989908197" calcext:value-type="float">
            <text:p>-2,12157989908197</text:p>
          </table:table-cell>
          <table:table-cell office:value-type="float" office:value="0.409320724175442" calcext:value-type="float">
            <text:p>0,409320724175442</text:p>
          </table:table-cell>
          <table:table-cell office:value-type="float" office:value="0.691951328836948" calcext:value-type="float">
            <text:p>0,691951328836948</text:p>
          </table:table-cell>
          <table:table-cell office:value-type="float" office:value="1.04840469785238" calcext:value-type="float">
            <text:p>1,048404697852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.11963673447796" calcext:value-type="float">
            <text:p>4,11963673447796</text:p>
          </table:table-cell>
          <table:table-cell office:value-type="float" office:value="-2.6189108222496" calcext:value-type="float">
            <text:p>-2,6189108222496</text:p>
          </table:table-cell>
          <table:table-cell office:value-type="float" office:value="-0.253246987042752" calcext:value-type="float">
            <text:p>-0,253246987042752</text:p>
          </table:table-cell>
          <table:table-cell office:value-type="float" office:value="0.648235117810081" calcext:value-type="float">
            <text:p>0,648235117810081</text:p>
          </table:table-cell>
          <table:table-cell office:value-type="float" office:value="0.985071119566002" calcext:value-type="float">
            <text:p>0,9850711195660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.11963673447796" calcext:value-type="float">
            <text:p>4,11963673447796</text:p>
          </table:table-cell>
          <table:table-cell office:value-type="float" office:value="-1.70912132673843" calcext:value-type="float">
            <text:p>-1,70912132673843</text:p>
          </table:table-cell>
          <table:table-cell office:value-type="float" office:value="-0.149764431252324" calcext:value-type="float">
            <text:p>-0,149764431252324</text:p>
          </table:table-cell>
          <table:table-cell office:value-type="float" office:value="0.6858929872586" calcext:value-type="float">
            <text:p>0,6858929872586</text:p>
          </table:table-cell>
          <table:table-cell office:value-type="float" office:value="0.865905387111008" calcext:value-type="float">
            <text:p>0,865905387111008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formula="of:=ABS([.C44])" office:value-type="float" office:value="1.02021432850624" calcext:value-type="float">
            <text:p>1,02021432850624</text:p>
          </table:table-cell>
          <table:table-cell table:formula="of:=ABS([.D44])" office:value-type="float" office:value="0.735130601648371" calcext:value-type="float">
            <text:p>0,735130601648371</text:p>
          </table:table-cell>
          <table:table-cell table:formula="of:=ABS([.E44])" office:value-type="float" office:value="1.0274088685978" calcext:value-type="float">
            <text:p>1,0274088685978</text:p>
          </table:table-cell>
          <table:table-cell table:formula="of:=ABS([.F44])" office:value-type="float" office:value="0.899042265077432" calcext:value-type="float">
            <text:p>0,899042265077432</text:p>
          </table:table-cell>
          <table:table-cell table:formula="of:=ABS([.G44])" office:value-type="float" office:value="0.946512969133885" calcext:value-type="float">
            <text:p>0,94651296913388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ABS([.C45])" office:value-type="float" office:value="0.606439529645798" calcext:value-type="float">
            <text:p>0,606439529645798</text:p>
          </table:table-cell>
          <table:table-cell table:formula="of:=ABS([.D45])" office:value-type="float" office:value="0.328131425452357" calcext:value-type="float">
            <text:p>0,328131425452357</text:p>
          </table:table-cell>
          <table:table-cell table:formula="of:=ABS([.E45])" office:value-type="float" office:value="0.606762704336293" calcext:value-type="float">
            <text:p>0,606762704336293</text:p>
          </table:table-cell>
          <table:table-cell table:formula="of:=ABS([.F45])" office:value-type="float" office:value="0.50267554063889" calcext:value-type="float">
            <text:p>0,50267554063889</text:p>
          </table:table-cell>
          <table:table-cell table:formula="of:=ABS([.G45])" office:value-type="float" office:value="0.297670678779193" calcext:value-type="float">
            <text:p>0,297670678779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ABS([.C46])" office:value-type="float" office:value="0.761286777757961" calcext:value-type="float">
            <text:p>0,761286777757961</text:p>
          </table:table-cell>
          <table:table-cell table:formula="of:=ABS([.D46])" office:value-type="float" office:value="1.16099213288482" calcext:value-type="float">
            <text:p>1,16099213288482</text:p>
          </table:table-cell>
          <table:table-cell table:formula="of:=ABS([.E46])" office:value-type="float" office:value="1.15506685136702" calcext:value-type="float">
            <text:p>1,15506685136702</text:p>
          </table:table-cell>
          <table:table-cell table:formula="of:=ABS([.F46])" office:value-type="float" office:value="0.650369594377487" calcext:value-type="float">
            <text:p>0,650369594377487</text:p>
          </table:table-cell>
          <table:table-cell table:formula="of:=ABS([.G46])" office:value-type="float" office:value="0.965243714800362" calcext:value-type="float">
            <text:p>0,96524371480036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ABS([.C47])" office:value-type="float" office:value="4.18140634207382" calcext:value-type="float">
            <text:p>4,18140634207382</text:p>
          </table:table-cell>
          <table:table-cell table:formula="of:=ABS([.D47])" office:value-type="float" office:value="2.12157989908197" calcext:value-type="float">
            <text:p>2,12157989908197</text:p>
          </table:table-cell>
          <table:table-cell table:formula="of:=ABS([.E47])" office:value-type="float" office:value="0.409320724175442" calcext:value-type="float">
            <text:p>0,409320724175442</text:p>
          </table:table-cell>
          <table:table-cell table:formula="of:=ABS([.F47])" office:value-type="float" office:value="0.691951328836948" calcext:value-type="float">
            <text:p>0,691951328836948</text:p>
          </table:table-cell>
          <table:table-cell table:formula="of:=ABS([.G47])" office:value-type="float" office:value="1.04840469785238" calcext:value-type="float">
            <text:p>1,0484046978523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ABS([.C48])" office:value-type="float" office:value="4.11963673447796" calcext:value-type="float">
            <text:p>4,11963673447796</text:p>
          </table:table-cell>
          <table:table-cell table:formula="of:=ABS([.D48])" office:value-type="float" office:value="2.6189108222496" calcext:value-type="float">
            <text:p>2,6189108222496</text:p>
          </table:table-cell>
          <table:table-cell table:formula="of:=ABS([.E48])" office:value-type="float" office:value="0.253246987042752" calcext:value-type="float">
            <text:p>0,253246987042752</text:p>
          </table:table-cell>
          <table:table-cell table:formula="of:=ABS([.F48])" office:value-type="float" office:value="0.648235117810081" calcext:value-type="float">
            <text:p>0,648235117810081</text:p>
          </table:table-cell>
          <table:table-cell table:formula="of:=ABS([.G48])" office:value-type="float" office:value="0.985071119566002" calcext:value-type="float">
            <text:p>0,9850711195660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ABS([.C49])" office:value-type="float" office:value="4.11963673447796" calcext:value-type="float">
            <text:p>4,11963673447796</text:p>
          </table:table-cell>
          <table:table-cell table:formula="of:=ABS([.D49])" office:value-type="float" office:value="1.70912132673843" calcext:value-type="float">
            <text:p>1,70912132673843</text:p>
          </table:table-cell>
          <table:table-cell table:formula="of:=ABS([.E49])" office:value-type="float" office:value="0.149764431252324" calcext:value-type="float">
            <text:p>0,149764431252324</text:p>
          </table:table-cell>
          <table:table-cell table:formula="of:=ABS([.F49])" office:value-type="float" office:value="0.6858929872586" calcext:value-type="float">
            <text:p>0,6858929872586</text:p>
          </table:table-cell>
          <table:table-cell table:formula="of:=ABS([.G49])" office:value-type="float" office:value="0.865905387111008" calcext:value-type="float">
            <text:p>0,86590538711100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1">00.00.0000</text:date>, <text:time style:data-style-name="N2" text:time-value="16:31:31.14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dc:date>2018-10-21T20:34:42.837000000</dc:date>
    <meta:editing-duration>PT51M10S</meta:editing-duration>
    <meta:editing-cycles>3</meta:editing-cycles>
    <meta:document-statistic meta:table-count="1" meta:cell-count="34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5cm" svg:height="9.005cm" xlink:href=".." xlink:type="simple" chart:class="chart:scatter" chart:style-name="ch1">
        <chart:legend chart:legend-position="end" svg:x="14.023cm" svg:y="2.958cm" style:legend-expansion="high" chart:style-name="ch2"/>
        <chart:plot-area chart:style-name="ch3" table:cell-range-address="'30s Werte'.C36:'30s Werte'.G42" svg:x="0.319cm" svg:y="0.18cm" svg:width="13.385cm" svg:height="8.645cm">
          <chartooo:coordinate-region svg:x="1.152cm" svg:y="0.379cm" svg:width="12.365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0s Werte'.C37:'30s Werte'.G37" chart:class="chart:scatter">
            <chart:domain table:cell-range-address="'30s Werte'.C36:'30s Werte'.G36"/>
            <chart:data-point chart:repeated="5"/>
          </chart:series>
          <chart:series chart:style-name="ch7" chart:values-cell-range-address="'30s Werte'.C38:'30s Werte'.G38" chart:class="chart:scatter">
            <chart:data-point chart:repeated="5"/>
          </chart:series>
          <chart:series chart:style-name="ch8" chart:values-cell-range-address="'30s Werte'.C39:'30s Werte'.G39" chart:class="chart:scatter">
            <chart:data-point chart:repeated="5"/>
          </chart:series>
          <chart:series chart:style-name="ch9" chart:values-cell-range-address="'30s Werte'.C40:'30s Werte'.G40" chart:class="chart:scatter">
            <chart:data-point chart:repeated="5"/>
          </chart:series>
          <chart:series chart:style-name="ch10" chart:values-cell-range-address="'30s Werte'.C41:'30s Werte'.G41" chart:class="chart:scatter">
            <chart:data-point chart:repeated="5"/>
          </chart:series>
          <chart:series chart:style-name="ch11" chart:values-cell-range-address="'30s Werte'.C42:'30s Werte'.G42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Zeile 36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30s Werte'.C36:'30s Werte'.G3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Zeile 37</text:p>
                <draw:g>
                  <svg:desc/>
                </draw:g>
              </table:table-cell>
              <table:table-cell office:value-type="float" office:value="0.08591370751">
                <text:p>0.08591370751</text:p>
                <draw:g>
                  <svg:desc>'30s Werte'.C37:'30s Werte'.G37</svg:desc>
                </draw:g>
              </table:table-cell>
              <table:table-cell office:value-type="float" office:value="0.0655349965">
                <text:p>0.0655349965</text:p>
              </table:table-cell>
              <table:table-cell office:value-type="float" office:value="0.09261881359">
                <text:p>0.09261881359</text:p>
              </table:table-cell>
              <table:table-cell office:value-type="float" office:value="0.08135780487">
                <text:p>0.08135780487</text:p>
              </table:table-cell>
              <table:table-cell office:value-type="float" office:value="0.08580344512">
                <text:p>0.08580344512</text:p>
              </table:table-cell>
            </table:table-row>
            <table:table-row>
              <table:table-cell office:value-type="string">
                <text:p>Zeile 38</text:p>
                <draw:g>
                  <svg:desc/>
                </draw:g>
              </table:table-cell>
              <table:table-cell office:value-type="float" office:value="0.05106914">
                <text:p>0.05106914</text:p>
                <draw:g>
                  <svg:desc>'30s Werte'.C38:'30s Werte'.G38</svg:desc>
                </draw:g>
              </table:table-cell>
              <table:table-cell office:value-type="float" office:value="-0.02925207">
                <text:p>-0.02925207</text:p>
              </table:table-cell>
              <table:table-cell office:value-type="float" office:value="-0.05469842">
                <text:p>-0.05469842</text:p>
              </table:table-cell>
              <table:table-cell office:value-type="float" office:value="-0.04548905">
                <text:p>-0.04548905</text:p>
              </table:table-cell>
              <table:table-cell office:value-type="float" office:value="-0.02698449">
                <text:p>-0.02698449</text:p>
              </table:table-cell>
            </table:table-row>
            <table:table-row>
              <table:table-cell office:value-type="string">
                <text:p>Zeile 39</text:p>
                <draw:g>
                  <svg:desc/>
                </draw:g>
              </table:table-cell>
              <table:table-cell office:value-type="float" office:value="-0.06343046">
                <text:p>-0.06343046</text:p>
                <draw:g>
                  <svg:desc>'30s Werte'.C39:'30s Werte'.G39</svg:desc>
                </draw:g>
              </table:table-cell>
              <table:table-cell office:value-type="float" office:value="0.0975295853">
                <text:p>0.0975295853</text:p>
              </table:table-cell>
              <table:table-cell office:value-type="float" office:value="-0.10253622">
                <text:p>-0.10253622</text:p>
              </table:table-cell>
              <table:table-cell office:value-type="float" office:value="-0.05855615">
                <text:p>-0.05855615</text:p>
              </table:table-cell>
              <table:table-cell office:value-type="float" office:value="-0.08732529">
                <text:p>-0.08732529</text:p>
              </table:table-cell>
            </table:table-row>
            <table:table-row>
              <table:table-cell office:value-type="string">
                <text:p>Zeile 40</text:p>
                <draw:g>
                  <svg:desc/>
                </draw:g>
              </table:table-cell>
              <table:table-cell office:value-type="float" office:value="-0.35621317">
                <text:p>-0.35621317</text:p>
                <draw:g>
                  <svg:desc>'30s Werte'.C40:'30s Werte'.G40</svg:desc>
                </draw:g>
              </table:table-cell>
              <table:table-cell office:value-type="float" office:value="0.1767303">
                <text:p>0.1767303</text:p>
              </table:table-cell>
              <table:table-cell office:value-type="float" office:value="-0.0362767">
                <text:p>-0.0362767</text:p>
              </table:table-cell>
              <table:table-cell office:value-type="float" office:value="-0.06228977">
                <text:p>-0.06228977</text:p>
              </table:table-cell>
              <table:table-cell office:value-type="float" office:value="-0.09485214">
                <text:p>-0.09485214</text:p>
              </table:table-cell>
            </table:table-row>
            <table:table-row>
              <table:table-cell office:value-type="string">
                <text:p>Zeile 41</text:p>
                <draw:g>
                  <svg:desc/>
                </draw:g>
              </table:table-cell>
              <table:table-cell office:value-type="float" office:value="-0.3527778">
                <text:p>-0.3527778</text:p>
                <draw:g>
                  <svg:desc>'30s Werte'.C41:'30s Werte'.G41</svg:desc>
                </draw:g>
              </table:table-cell>
              <table:table-cell office:value-type="float" office:value="0.21839354">
                <text:p>0.21839354</text:p>
              </table:table-cell>
              <table:table-cell office:value-type="float" office:value="0.02243764">
                <text:p>0.02243764</text:p>
              </table:table-cell>
              <table:table-cell office:value-type="float" office:value="-0.05835185">
                <text:p>-0.05835185</text:p>
              </table:table-cell>
              <table:table-cell office:value-type="float" office:value="-0.08912164">
                <text:p>-0.08912164</text:p>
              </table:table-cell>
            </table:table-row>
            <table:table-row>
              <table:table-cell office:value-type="string">
                <text:p>Zeile 42</text:p>
                <draw:g>
                  <svg:desc/>
                </draw:g>
              </table:table-cell>
              <table:table-cell office:value-type="float" office:value="-0.3527778">
                <text:p>-0.3527778</text:p>
                <draw:g>
                  <svg:desc>'30s Werte'.C42:'30s Werte'.G42</svg:desc>
                </draw:g>
              </table:table-cell>
              <table:table-cell office:value-type="float" office:value="0.14262679">
                <text:p>0.14262679</text:p>
              </table:table-cell>
              <table:table-cell office:value-type="float" office:value="0.01326888">
                <text:p>0.01326888</text:p>
              </table:table-cell>
              <table:table-cell office:value-type="float" office:value="-0.06174135">
                <text:p>-0.06174135</text:p>
              </table:table-cell>
              <table:table-cell office:value-type="float" office:value="-0.0783404">
                <text:p>-0.07834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minimum="0.01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5cm" svg:height="9.006cm" xlink:href=".." xlink:type="simple" chart:class="chart:scatter" chart:style-name="ch1">
        <chart:legend chart:legend-position="end" svg:x="13.434cm" svg:y="2.959cm" style:legend-expansion="high" chart:style-name="ch2"/>
        <chart:plot-area chart:style-name="ch3" table:cell-range-address="'30s Werte'.C36:'30s Werte'.G36 '30s Werte'.C44:'30s Werte'.G49" svg:x="0.319cm" svg:y="0.18cm" svg:width="12.796cm" svg:height="7.665cm">
          <chartooo:coordinate-region svg:x="1.231cm" svg:y="0.379cm" svg:width="11.604cm" svg:height="6.819cm"/>
          <chart:axis chart:dimension="x" chart:name="primary-x" chart:style-name="ch4">
            <chart:title svg:x="5.813cm" svg:y="8.025cm" chart:style-name="ch5">
              <text:p>Stützpunkte</text:p>
            </chart:title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30s Werte'.C44:'30s Werte'.G44" chart:class="chart:scatter">
            <chart:domain table:cell-range-address="'30s Werte'.C36:'30s Werte'.G36"/>
            <chart:data-point chart:repeated="5"/>
          </chart:series>
          <chart:series chart:style-name="ch9" chart:values-cell-range-address="'30s Werte'.C45:'30s Werte'.G45" chart:class="chart:scatter">
            <chart:data-point chart:repeated="5"/>
          </chart:series>
          <chart:series chart:style-name="ch10" chart:values-cell-range-address="'30s Werte'.C46:'30s Werte'.G46" chart:class="chart:scatter">
            <chart:data-point chart:repeated="5"/>
          </chart:series>
          <chart:series chart:style-name="ch11" chart:values-cell-range-address="'30s Werte'.C47:'30s Werte'.G47" chart:class="chart:scatter">
            <chart:data-point chart:repeated="5"/>
          </chart:series>
          <chart:series chart:style-name="ch12" chart:values-cell-range-address="'30s Werte'.C48:'30s Werte'.G48" chart:class="chart:scatter">
            <chart:data-point chart:repeated="5"/>
          </chart:series>
          <chart:series chart:style-name="ch13" chart:values-cell-range-address="'30s Werte'.C49:'30s Werte'.G49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Zeile 36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30s Werte'.C36:'30s Werte'.G3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Zeile 44</text:p>
                <draw:g>
                  <svg:desc/>
                </draw:g>
              </table:table-cell>
              <table:table-cell office:value-type="float" office:value="-1.02021432850624">
                <text:p>-1.02021432850624</text:p>
                <draw:g>
                  <svg:desc>'30s Werte'.C44:'30s Werte'.G44</svg:desc>
                </draw:g>
              </table:table-cell>
              <table:table-cell office:value-type="float" office:value="-0.735130601648371">
                <text:p>-0.735130601648371</text:p>
              </table:table-cell>
              <table:table-cell office:value-type="float" office:value="-1.0274088685978">
                <text:p>-1.0274088685978</text:p>
              </table:table-cell>
              <table:table-cell office:value-type="float" office:value="-0.899042265077432">
                <text:p>-0.899042265077432</text:p>
              </table:table-cell>
              <table:table-cell office:value-type="float" office:value="-0.946512969133885">
                <text:p>-0.946512969133885</text:p>
              </table:table-cell>
            </table:table-row>
            <table:table-row>
              <table:table-cell office:value-type="string">
                <text:p>Zeile 45</text:p>
                <draw:g>
                  <svg:desc/>
                </draw:g>
              </table:table-cell>
              <table:table-cell office:value-type="float" office:value="-0.606439529645798">
                <text:p>-0.606439529645798</text:p>
                <draw:g>
                  <svg:desc>'30s Werte'.C45:'30s Werte'.G45</svg:desc>
                </draw:g>
              </table:table-cell>
              <table:table-cell office:value-type="float" office:value="0.328131425452357">
                <text:p>0.328131425452357</text:p>
              </table:table-cell>
              <table:table-cell office:value-type="float" office:value="0.606762704336293">
                <text:p>0.606762704336293</text:p>
              </table:table-cell>
              <table:table-cell office:value-type="float" office:value="0.50267554063889">
                <text:p>0.50267554063889</text:p>
              </table:table-cell>
              <table:table-cell office:value-type="float" office:value="0.297670678779193">
                <text:p>0.297670678779193</text:p>
              </table:table-cell>
            </table:table-row>
            <table:table-row>
              <table:table-cell office:value-type="string">
                <text:p>Zeile 46</text:p>
                <draw:g>
                  <svg:desc/>
                </draw:g>
              </table:table-cell>
              <table:table-cell office:value-type="float" office:value="0.761286777757961">
                <text:p>0.761286777757961</text:p>
                <draw:g>
                  <svg:desc>'30s Werte'.C46:'30s Werte'.G46</svg:desc>
                </draw:g>
              </table:table-cell>
              <table:table-cell office:value-type="float" office:value="-1.16099213288482">
                <text:p>-1.16099213288482</text:p>
              </table:table-cell>
              <table:table-cell office:value-type="float" office:value="1.15506685136702">
                <text:p>1.15506685136702</text:p>
              </table:table-cell>
              <table:table-cell office:value-type="float" office:value="0.650369594377487">
                <text:p>0.650369594377487</text:p>
              </table:table-cell>
              <table:table-cell office:value-type="float" office:value="0.965243714800362">
                <text:p>0.965243714800362</text:p>
              </table:table-cell>
            </table:table-row>
            <table:table-row>
              <table:table-cell office:value-type="string">
                <text:p>Zeile 47</text:p>
                <draw:g>
                  <svg:desc/>
                </draw:g>
              </table:table-cell>
              <table:table-cell office:value-type="float" office:value="4.18140634207382">
                <text:p>4.18140634207382</text:p>
                <draw:g>
                  <svg:desc>'30s Werte'.C47:'30s Werte'.G47</svg:desc>
                </draw:g>
              </table:table-cell>
              <table:table-cell office:value-type="float" office:value="-2.12157989908197">
                <text:p>-2.12157989908197</text:p>
              </table:table-cell>
              <table:table-cell office:value-type="float" office:value="0.409320724175442">
                <text:p>0.409320724175442</text:p>
              </table:table-cell>
              <table:table-cell office:value-type="float" office:value="0.691951328836948">
                <text:p>0.691951328836948</text:p>
              </table:table-cell>
              <table:table-cell office:value-type="float" office:value="1.04840469785238">
                <text:p>1.04840469785238</text:p>
              </table:table-cell>
            </table:table-row>
            <table:table-row>
              <table:table-cell office:value-type="string">
                <text:p>Zeile 48</text:p>
                <draw:g>
                  <svg:desc/>
                </draw:g>
              </table:table-cell>
              <table:table-cell office:value-type="float" office:value="4.11963673447796">
                <text:p>4.11963673447796</text:p>
                <draw:g>
                  <svg:desc>'30s Werte'.C48:'30s Werte'.G48</svg:desc>
                </draw:g>
              </table:table-cell>
              <table:table-cell office:value-type="float" office:value="-2.6189108222496">
                <text:p>-2.6189108222496</text:p>
              </table:table-cell>
              <table:table-cell office:value-type="float" office:value="-0.253246987042752">
                <text:p>-0.253246987042752</text:p>
              </table:table-cell>
              <table:table-cell office:value-type="float" office:value="0.648235117810081">
                <text:p>0.648235117810081</text:p>
              </table:table-cell>
              <table:table-cell office:value-type="float" office:value="0.985071119566002">
                <text:p>0.985071119566002</text:p>
              </table:table-cell>
            </table:table-row>
            <table:table-row>
              <table:table-cell office:value-type="string">
                <text:p>Zeile 49</text:p>
                <draw:g>
                  <svg:desc/>
                </draw:g>
              </table:table-cell>
              <table:table-cell office:value-type="float" office:value="4.11963673447796">
                <text:p>4.11963673447796</text:p>
                <draw:g>
                  <svg:desc>'30s Werte'.C49:'30s Werte'.G49</svg:desc>
                </draw:g>
              </table:table-cell>
              <table:table-cell office:value-type="float" office:value="-1.70912132673843">
                <text:p>-1.70912132673843</text:p>
              </table:table-cell>
              <table:table-cell office:value-type="float" office:value="-0.149764431252324">
                <text:p>-0.149764431252324</text:p>
              </table:table-cell>
              <table:table-cell office:value-type="float" office:value="0.6858929872586">
                <text:p>0.6858929872586</text:p>
              </table:table-cell>
              <table:table-cell office:value-type="float" office:value="0.865905387111008">
                <text:p>0.8659053871110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39cm" svg:y="2.956cm" style:legend-expansion="high" chart:style-name="ch2"/>
        <chart:plot-area chart:style-name="ch3" table:cell-range-address="'30s Werte'.C36:'30s Werte'.G36 '30s Werte'.C51:'30s Werte'.G56" svg:x="0.32cm" svg:y="0.18cm" svg:width="12.799cm" svg:height="8.64cm">
          <chartooo:coordinate-region svg:x="1.047cm" svg:y="0.38cm" svg:width="11.885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0s Werte'.C51:'30s Werte'.G51" chart:class="chart:scatter">
            <chart:domain table:cell-range-address="'30s Werte'.C36:'30s Werte'.G36"/>
            <chart:data-point chart:repeated="5"/>
          </chart:series>
          <chart:series chart:style-name="ch8" chart:values-cell-range-address="'30s Werte'.C52:'30s Werte'.G52" chart:class="chart:scatter">
            <chart:data-point chart:repeated="5"/>
          </chart:series>
          <chart:series chart:style-name="ch9" chart:values-cell-range-address="'30s Werte'.C53:'30s Werte'.G53" chart:class="chart:scatter">
            <chart:data-point chart:repeated="5"/>
          </chart:series>
          <chart:series chart:style-name="ch10" chart:values-cell-range-address="'30s Werte'.C54:'30s Werte'.G54" chart:class="chart:scatter">
            <chart:data-point chart:repeated="5"/>
          </chart:series>
          <chart:series chart:style-name="ch11" chart:values-cell-range-address="'30s Werte'.C55:'30s Werte'.G55" chart:class="chart:scatter">
            <chart:data-point chart:repeated="5"/>
          </chart:series>
          <chart:series chart:style-name="ch12" chart:values-cell-range-address="'30s Werte'.C56:'30s Werte'.G56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Zeile 36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30s Werte'.C36:'30s Werte'.G3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Zeile 51</text:p>
                <draw:g>
                  <svg:desc/>
                </draw:g>
              </table:table-cell>
              <table:table-cell office:value-type="float" office:value="1.02021432850624">
                <text:p>1.02021432850624</text:p>
                <draw:g>
                  <svg:desc>'30s Werte'.C51:'30s Werte'.G51</svg:desc>
                </draw:g>
              </table:table-cell>
              <table:table-cell office:value-type="float" office:value="0.735130601648371">
                <text:p>0.735130601648371</text:p>
              </table:table-cell>
              <table:table-cell office:value-type="float" office:value="1.0274088685978">
                <text:p>1.0274088685978</text:p>
              </table:table-cell>
              <table:table-cell office:value-type="float" office:value="0.899042265077432">
                <text:p>0.899042265077432</text:p>
              </table:table-cell>
              <table:table-cell office:value-type="float" office:value="0.946512969133885">
                <text:p>0.946512969133885</text:p>
              </table:table-cell>
            </table:table-row>
            <table:table-row>
              <table:table-cell office:value-type="string">
                <text:p>Zeile 52</text:p>
                <draw:g>
                  <svg:desc/>
                </draw:g>
              </table:table-cell>
              <table:table-cell office:value-type="float" office:value="0.606439529645798">
                <text:p>0.606439529645798</text:p>
                <draw:g>
                  <svg:desc>'30s Werte'.C52:'30s Werte'.G52</svg:desc>
                </draw:g>
              </table:table-cell>
              <table:table-cell office:value-type="float" office:value="0.328131425452357">
                <text:p>0.328131425452357</text:p>
              </table:table-cell>
              <table:table-cell office:value-type="float" office:value="0.606762704336293">
                <text:p>0.606762704336293</text:p>
              </table:table-cell>
              <table:table-cell office:value-type="float" office:value="0.50267554063889">
                <text:p>0.50267554063889</text:p>
              </table:table-cell>
              <table:table-cell office:value-type="float" office:value="0.297670678779193">
                <text:p>0.297670678779193</text:p>
              </table:table-cell>
            </table:table-row>
            <table:table-row>
              <table:table-cell office:value-type="string">
                <text:p>Zeile 53</text:p>
                <draw:g>
                  <svg:desc/>
                </draw:g>
              </table:table-cell>
              <table:table-cell office:value-type="float" office:value="0.761286777757961">
                <text:p>0.761286777757961</text:p>
                <draw:g>
                  <svg:desc>'30s Werte'.C53:'30s Werte'.G53</svg:desc>
                </draw:g>
              </table:table-cell>
              <table:table-cell office:value-type="float" office:value="1.16099213288482">
                <text:p>1.16099213288482</text:p>
              </table:table-cell>
              <table:table-cell office:value-type="float" office:value="1.15506685136702">
                <text:p>1.15506685136702</text:p>
              </table:table-cell>
              <table:table-cell office:value-type="float" office:value="0.650369594377487">
                <text:p>0.650369594377487</text:p>
              </table:table-cell>
              <table:table-cell office:value-type="float" office:value="0.965243714800362">
                <text:p>0.965243714800362</text:p>
              </table:table-cell>
            </table:table-row>
            <table:table-row>
              <table:table-cell office:value-type="string">
                <text:p>Zeile 54</text:p>
                <draw:g>
                  <svg:desc/>
                </draw:g>
              </table:table-cell>
              <table:table-cell office:value-type="float" office:value="4.18140634207382">
                <text:p>4.18140634207382</text:p>
                <draw:g>
                  <svg:desc>'30s Werte'.C54:'30s Werte'.G54</svg:desc>
                </draw:g>
              </table:table-cell>
              <table:table-cell office:value-type="float" office:value="2.12157989908197">
                <text:p>2.12157989908197</text:p>
              </table:table-cell>
              <table:table-cell office:value-type="float" office:value="0.409320724175442">
                <text:p>0.409320724175442</text:p>
              </table:table-cell>
              <table:table-cell office:value-type="float" office:value="0.691951328836948">
                <text:p>0.691951328836948</text:p>
              </table:table-cell>
              <table:table-cell office:value-type="float" office:value="1.04840469785238">
                <text:p>1.04840469785238</text:p>
              </table:table-cell>
            </table:table-row>
            <table:table-row>
              <table:table-cell office:value-type="string">
                <text:p>Zeile 55</text:p>
                <draw:g>
                  <svg:desc/>
                </draw:g>
              </table:table-cell>
              <table:table-cell office:value-type="float" office:value="4.11963673447796">
                <text:p>4.11963673447796</text:p>
                <draw:g>
                  <svg:desc>'30s Werte'.C55:'30s Werte'.G55</svg:desc>
                </draw:g>
              </table:table-cell>
              <table:table-cell office:value-type="float" office:value="2.6189108222496">
                <text:p>2.6189108222496</text:p>
              </table:table-cell>
              <table:table-cell office:value-type="float" office:value="0.253246987042752">
                <text:p>0.253246987042752</text:p>
              </table:table-cell>
              <table:table-cell office:value-type="float" office:value="0.648235117810081">
                <text:p>0.648235117810081</text:p>
              </table:table-cell>
              <table:table-cell office:value-type="float" office:value="0.985071119566002">
                <text:p>0.985071119566002</text:p>
              </table:table-cell>
            </table:table-row>
            <table:table-row>
              <table:table-cell office:value-type="string">
                <text:p>Zeile 56</text:p>
                <draw:g>
                  <svg:desc/>
                </draw:g>
              </table:table-cell>
              <table:table-cell office:value-type="float" office:value="4.11963673447796">
                <text:p>4.11963673447796</text:p>
                <draw:g>
                  <svg:desc>'30s Werte'.C56:'30s Werte'.G56</svg:desc>
                </draw:g>
              </table:table-cell>
              <table:table-cell office:value-type="float" office:value="1.70912132673843">
                <text:p>1.70912132673843</text:p>
              </table:table-cell>
              <table:table-cell office:value-type="float" office:value="0.149764431252324">
                <text:p>0.149764431252324</text:p>
              </table:table-cell>
              <table:table-cell office:value-type="float" office:value="0.6858929872586">
                <text:p>0.6858929872586</text:p>
              </table:table-cell>
              <table:table-cell office:value-type="float" office:value="0.865905387111008">
                <text:p>0.8659053871110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